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p text:style-name="Normal">La technologie spatiale en 2024 : une révolution en marche</text:p>
      <text:p/>
      <text:p text:style-name="Normal">En 2024, l’industrie spatiale connaît une transformation majeure, marquée par des avancées technologiques fulgurantes et une collaboration accrue entre agences gouvernementales et entreprises privées. L’espace n’est plus un domaine réservé aux superpuissances, mais un champ d’innovation ouvert à de nouveaux acteurs. Grâce aux progrès des lanceurs réutilisables, comme ceux développés par SpaceX ou Blue Origin, le coût des lancements a considérablement baissé, rendant l’accès à l’orbite plus accessible que jamais.</text:p>
      <text:p/>
      <text:p text:style-name="Normal">Parmi les tendances les plus marquantes figure la multiplication des constellations de satellites. Des projets comme Starlink (SpaceX) ou OneWeb continuent d’étendre leur couverture pour offrir un internet haut débit partout dans le monde, y compris dans les régions reculées. Ces réseaux satellitaires jouent également un rôle crucial dans la surveillance environnementale et la gestion des catastrophes naturelles.</text:p>
      <text:p/>
      <text:p text:style-name="Normal">Parallèlement, la Lune redevient une destination centrale. En 2024, plusieurs missions artisanales et scientifiques y sont prévues, notamment les débuts du programme Artemis de la NASA qui vise à ramener l’humain sur notre satellite naturel. Les robots lunaires se multiplient aussi : astromobiles autonomes explorent son sol pour étudier ses ressources (eau glacée aux pôles) en vue d’une future colonisation.</text:p>
      <text:p/>
      <text:p text:style-name="Normal">Enfin, 2024 marque aussi l’émergence de technologies disruptives comme les propulseurs nucléaires ou ioniques pour voyager plus vite vers Mars et au-delà. La recherche sur l’impression 3D en apesanteur progresse également afin de construire des habitats spatiaux directement depuis des matériaux locaux – une étape clé pour soutenir la vie humaine hors de la Terre à long terme.</text:p>
      <text:p/>
      <text:p text:style-name="Normal">Avec ces innovations sans précédent combinées aux ambitions croissantes du secteur privé (Amazon avec Project Kuiper ou Relativity Space avec ses imprimantes orbitales), 2024 confirme que nous entrons dans une ère où le cosmos n’est plus qu’un rêve lointain… mais plutôt notre prochain grand chantier technologique.</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